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1d75b" officeooo:paragraph-rsid="0001d7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123</text:p>
      <text:p text:style-name="P1"/>
      <text:p text:style-name="P1">lol</text:p>
      <text:p text:style-name="P1"/>
      <text:p text:style-name="P1">does This woRk?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01T10:27:37.939694895</meta:creation-date>
    <dc:date>2025-07-01T10:28:03.883347498</dc:date>
    <meta:editing-duration>PT27S</meta:editing-duration>
    <meta:editing-cycles>1</meta:editing-cycles>
    <meta:document-statistic meta:table-count="0" meta:image-count="0" meta:object-count="0" meta:page-count="1" meta:paragraph-count="3" meta:word-count="5" meta:character-count="25" meta:non-whitespace-character-count="23"/>
    <meta:generator>LibreOffice/25.2.3.2$Linux_X86_64 LibreOffice_project/520$Build-2</meta:generator>
  </office:meta>
</office:document-meta>
</file>